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42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1.078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4">
            <text:p>14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3"/>
          <table:table-cell table:style-name="ce54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table:formula="of:=+[Configuracion.B9]" office:value-type="float" office:value="14">
            <text:p>14</text:p>
          </table:table-cell>
          <table:table-cell table:style-name="ce19" office:value-type="date" office:date-value="2011-06-20">
            <text:p>20/jun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6" office:value-type="date" office:date-value="2011-06-20">
            <text:p>20/jun</text:p>
          </table:table-cell>
          <table:table-cell table:style-name="ce46" table:formula="of:=[.J5]+1" office:value-type="date" office:date-value="2011-06-21">
            <text:p>21/jun</text:p>
          </table:table-cell>
          <table:table-cell table:style-name="ce46" table:formula="of:=[.K5]+1" office:value-type="date" office:date-value="2011-06-22">
            <text:p>22/jun</text:p>
          </table:table-cell>
          <table:table-cell table:style-name="ce46" table:formula="of:=[.L5]+1" office:value-type="date" office:date-value="2011-06-23">
            <text:p>23/jun</text:p>
          </table:table-cell>
          <table:table-cell table:style-name="ce46" table:formula="of:=[.M5]+1" office:value-type="date" office:date-value="2011-06-24">
            <text:p>24/jun</text:p>
          </table:table-cell>
          <table:table-cell table:style-name="ce46" table:formula="of:=[.N5]+1" office:value-type="date" office:date-value="2011-06-25">
            <text:p>25/jun</text:p>
          </table:table-cell>
          <table:table-cell table:style-name="ce46" table:formula="of:=[.O5]+1" office:value-type="date" office:date-value="2011-06-26">
            <text:p>26/jun</text:p>
          </table:table-cell>
          <table:table-cell table:style-name="ce46" table:formula="of:=[.P5]+1" office:value-type="date" office:date-value="2011-06-27">
            <text:p>27/jun</text:p>
          </table:table-cell>
          <table:table-cell table:style-name="ce46" table:formula="of:=[.Q5]+1" office:value-type="date" office:date-value="2011-06-28">
            <text:p>28/jun</text:p>
          </table:table-cell>
          <table:table-cell table:style-name="ce46" table:formula="of:=[.R5]+1" office:value-type="date" office:date-value="2011-06-29">
            <text:p>29/jun</text:p>
          </table:table-cell>
          <table:table-cell table:style-name="ce46" table:formula="of:=[.S5]+1" office:value-type="date" office:date-value="2011-06-30">
            <text:p>30/jun</text:p>
          </table:table-cell>
          <table:table-cell table:style-name="ce46" table:formula="of:=[.T5]+1" office:value-type="date" office:date-value="2011-07-01">
            <text:p>01/jul</text:p>
          </table:table-cell>
          <table:table-cell table:style-name="ce46" table:formula="of:=[.U5]+1" office:value-type="date" office:date-value="2011-07-02">
            <text:p>02/jul</text:p>
          </table:table-cell>
          <table:table-cell table:style-name="ce46" table:formula="of:=[.V5]+1" office:value-type="date" office:date-value="2011-07-03">
            <text:p>03/jul</text:p>
          </table:table-cell>
          <table:table-cell table:style-name="ce46" table:formula="of:=[.W5]+1" office:value-type="date" office:date-value="2011-07-04">
            <text:p>04/jul</text:p>
          </table:table-cell>
          <table:table-cell table:style-name="ce46" table:formula="of:=[.X5]+1" office:value-type="date" office:date-value="2011-07-05">
            <text:p>05/jul</text:p>
          </table:table-cell>
          <table:table-cell table:style-name="ce46" table:formula="of:=[.Y5]+1" office:value-type="date" office:date-value="2011-07-06">
            <text:p>06/jul</text:p>
          </table:table-cell>
          <table:table-cell table:style-name="ce46" table:formula="of:=[.Z5]+1" office:value-type="date" office:date-value="2011-07-07">
            <text:p>07/jul</text:p>
          </table:table-cell>
          <table:table-cell table:style-name="ce46" table:formula="of:=[.AA5]+1" office:value-type="date" office:date-value="2011-07-08">
            <text:p>08/jul</text:p>
          </table:table-cell>
          <table:table-cell table:style-name="ce46" table:formula="of:=[.AB5]+1" office:value-type="date" office:date-value="2011-07-09">
            <text:p>09/jul</text:p>
          </table:table-cell>
          <table:table-cell table:style-name="ce46" table:formula="of:=[.AC5]+1" office:value-type="date" office:date-value="2011-07-10">
            <text:p>10/jul</text:p>
          </table:table-cell>
          <table:table-cell table:style-name="ce46" table:formula="of:=[.AD5]+1" office:value-type="date" office:date-value="2011-07-11">
            <text:p>11/jul</text:p>
          </table:table-cell>
          <table:table-cell table:style-name="ce46" table:formula="of:=[.AE5]+1" office:value-type="date" office:date-value="2011-07-12">
            <text:p>12/jul</text:p>
          </table:table-cell>
          <table:table-cell table:style-name="ce46" table:formula="of:=[.AF5]+1" office:value-type="date" office:date-value="2011-07-13">
            <text:p>13/jul</text:p>
          </table:table-cell>
          <table:table-cell table:style-name="ce46" table:formula="of:=[.AG5]+1" office:value-type="date" office:date-value="2011-07-14">
            <text:p>14/jul</text:p>
          </table:table-cell>
          <table:table-cell table:style-name="ce46" table:formula="of:=[.AH5]+1" office:value-type="date" office:date-value="2011-07-15">
            <text:p>15/jul</text:p>
          </table:table-cell>
          <table:table-cell table:style-name="ce46" table:formula="of:=[.AI5]+1" office:value-type="date" office:date-value="2011-07-16">
            <text:p>16/jul</text:p>
          </table:table-cell>
          <table:table-cell table:style-name="ce46" table:formula="of:=[.AJ5]+1" office:value-type="date" office:date-value="2011-07-17">
            <text:p>17/jul</text:p>
          </table:table-cell>
          <table:table-cell table:style-name="ce46" table:formula="of:=[.AK5]+1" office:value-type="date" office:date-value="2011-07-18">
            <text:p>18/jul</text:p>
          </table:table-cell>
          <table:table-cell table:style-name="ce46" table:formula="of:=[.AL5]+1" office:value-type="date" office:date-value="2011-07-19">
            <text:p>19/jul</text:p>
          </table:table-cell>
          <table:table-cell table:style-name="ce46" table:formula="of:=[.AM5]+1" office:value-type="date" office:date-value="2011-07-20">
            <text:p>20/jul</text:p>
          </table:table-cell>
          <table:table-cell table:style-name="ce46" table:formula="of:=[.AN5]+1" office:value-type="date" office:date-value="2011-07-21">
            <text:p>21/jul</text:p>
          </table:table-cell>
          <table:table-cell table:style-name="ce46" table:formula="of:=[.AO5]+1" office:value-type="date" office:date-value="2011-07-22">
            <text:p>22/jul</text:p>
          </table:table-cell>
          <table:table-cell table:style-name="ce46" table:formula="of:=[.AP5]+1" office:value-type="date" office:date-value="2011-07-23">
            <text:p>23/jul</text:p>
          </table:table-cell>
          <table:table-cell table:style-name="ce46" table:formula="of:=[.AQ5]+1" office:value-type="date" office:date-value="2011-07-24">
            <text:p>24/jul</text:p>
          </table:table-cell>
          <table:table-cell table:style-name="ce46" table:formula="of:=[.AR5]+1" office:value-type="date" office:date-value="2011-07-25">
            <text:p>25/jul</text:p>
          </table:table-cell>
          <table:table-cell table:style-name="ce46" table:formula="of:=[.AS5]+1" office:value-type="date" office:date-value="2011-07-26">
            <text:p>26/jul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17];&quot;&gt;0&quot;)" office:value-type="float" office:value="8">
            <text:p>8</text:p>
          </table:table-cell>
          <table:table-cell table:style-name="ce47" table:formula="of:=COUNTIF([.K10:.K17];&quot;&gt;0&quot;)" office:value-type="float" office:value="7">
            <text:p>7</text:p>
          </table:table-cell>
          <table:table-cell table:style-name="ce47" table:formula="of:=COUNTIF([.L10:.L17];&quot;&gt;0&quot;)" office:value-type="float" office:value="7">
            <text:p>7</text:p>
          </table:table-cell>
          <table:table-cell table:style-name="ce47" table:formula="of:=COUNTIF([.M10:.M17];&quot;&gt;0&quot;)" office:value-type="float" office:value="7">
            <text:p>7</text:p>
          </table:table-cell>
          <table:table-cell table:style-name="ce47" table:formula="of:=COUNTIF([.N10:.N17];&quot;&gt;0&quot;)" office:value-type="float" office:value="7">
            <text:p>7</text:p>
          </table:table-cell>
          <table:table-cell table:style-name="ce47" table:formula="of:=COUNTIF([.O10:.O17];&quot;&gt;0&quot;)" office:value-type="float" office:value="7">
            <text:p>7</text:p>
          </table:table-cell>
          <table:table-cell table:style-name="ce47" table:formula="of:=COUNTIF([.P10:.P17];&quot;&gt;0&quot;)" office:value-type="float" office:value="6">
            <text:p>6</text:p>
          </table:table-cell>
          <table:table-cell table:style-name="ce47" table:formula="of:=COUNTIF([.Q10:.Q17];&quot;&gt;0&quot;)" office:value-type="float" office:value="6">
            <text:p>6</text:p>
          </table:table-cell>
          <table:table-cell table:style-name="ce47" table:formula="of:=COUNTIF([.R10:.R17];&quot;&gt;0&quot;)" office:value-type="float" office:value="0">
            <text:p>0</text:p>
          </table:table-cell>
          <table:table-cell table:style-name="ce47" table:formula="of:=COUNTIF([.S10:.S17];&quot;&gt;0&quot;)" office:value-type="float" office:value="0">
            <text:p>0</text:p>
          </table:table-cell>
          <table:table-cell table:style-name="ce47" table:formula="of:=COUNTIF([.T10:.T17];&quot;&gt;0&quot;)" office:value-type="float" office:value="0">
            <text:p>0</text:p>
          </table:table-cell>
          <table:table-cell table:style-name="ce47" table:formula="of:=COUNTIF([.U10:.U17];&quot;&gt;0&quot;)" office:value-type="float" office:value="0">
            <text:p>0</text:p>
          </table:table-cell>
          <table:table-cell table:style-name="ce47" table:formula="of:=COUNTIF([.V10:.V17];&quot;&gt;0&quot;)" office:value-type="float" office:value="0">
            <text:p>0</text:p>
          </table:table-cell>
          <table:table-cell table:style-name="ce47" table:formula="of:=COUNTIF([.W10:.W17];&quot;&gt;0&quot;)" office:value-type="float" office:value="0">
            <text:p>0</text:p>
          </table:table-cell>
          <table:table-cell table:style-name="ce47" table:formula="of:=COUNTIF([.X10:.X17];&quot;&gt;0&quot;)" office:value-type="float" office:value="0">
            <text:p>0</text:p>
          </table:table-cell>
          <table:table-cell table:style-name="ce47" table:formula="of:=COUNTIF([.Y10:.Y17];&quot;&gt;0&quot;)" office:value-type="float" office:value="0">
            <text:p>0</text:p>
          </table:table-cell>
          <table:table-cell table:style-name="ce47" table:formula="of:=COUNTIF([.Z10:.Z17];&quot;&gt;0&quot;)" office:value-type="float" office:value="0">
            <text:p>0</text:p>
          </table:table-cell>
          <table:table-cell table:style-name="ce47" table:formula="of:=COUNTIF([.AA10:.AA17];&quot;&gt;0&quot;)" office:value-type="float" office:value="0">
            <text:p>0</text:p>
          </table:table-cell>
          <table:table-cell table:style-name="ce47" table:formula="of:=COUNTIF([.AB10:.AB17];&quot;&gt;0&quot;)" office:value-type="float" office:value="0">
            <text:p>0</text:p>
          </table:table-cell>
          <table:table-cell table:style-name="ce47" table:formula="of:=COUNTIF([.AC10:.AC17];&quot;&gt;0&quot;)" office:value-type="float" office:value="0">
            <text:p>0</text:p>
          </table:table-cell>
          <table:table-cell table:style-name="ce47" table:formula="of:=COUNTIF([.AD10:.AD17];&quot;&gt;0&quot;)" office:value-type="float" office:value="0">
            <text:p>0</text:p>
          </table:table-cell>
          <table:table-cell table:style-name="ce47" table:formula="of:=COUNTIF([.AE10:.AE17];&quot;&gt;0&quot;)" office:value-type="float" office:value="0">
            <text:p>0</text:p>
          </table:table-cell>
          <table:table-cell table:style-name="ce47" table:formula="of:=COUNTIF([.AF10:.AF17];&quot;&gt;0&quot;)" office:value-type="float" office:value="0">
            <text:p>0</text:p>
          </table:table-cell>
          <table:table-cell table:style-name="ce47" table:formula="of:=COUNTIF([.AG10:.AG17];&quot;&gt;0&quot;)" office:value-type="float" office:value="0">
            <text:p>0</text:p>
          </table:table-cell>
          <table:table-cell table:style-name="ce47" table:formula="of:=COUNTIF([.AH10:.AH17];&quot;&gt;0&quot;)" office:value-type="float" office:value="0">
            <text:p>0</text:p>
          </table:table-cell>
          <table:table-cell table:style-name="ce47" table:formula="of:=COUNTIF([.AI10:.AI17];&quot;&gt;0&quot;)" office:value-type="float" office:value="0">
            <text:p>0</text:p>
          </table:table-cell>
          <table:table-cell table:style-name="ce47" table:formula="of:=COUNTIF([.AJ10:.AJ17];&quot;&gt;0&quot;)" office:value-type="float" office:value="0">
            <text:p>0</text:p>
          </table:table-cell>
          <table:table-cell table:style-name="ce47" table:formula="of:=COUNTIF([.AK10:.AK17];&quot;&gt;0&quot;)" office:value-type="float" office:value="0">
            <text:p>0</text:p>
          </table:table-cell>
          <table:table-cell table:style-name="ce47" table:formula="of:=COUNTIF([.AL10:.AL17];&quot;&gt;0&quot;)" office:value-type="float" office:value="0">
            <text:p>0</text:p>
          </table:table-cell>
          <table:table-cell table:style-name="ce47" table:formula="of:=COUNTIF([.AM10:.AM17];&quot;&gt;0&quot;)" office:value-type="float" office:value="0">
            <text:p>0</text:p>
          </table:table-cell>
          <table:table-cell table:style-name="ce47" table:formula="of:=COUNTIF([.AN10:.AN17];&quot;&gt;0&quot;)" office:value-type="float" office:value="0">
            <text:p>0</text:p>
          </table:table-cell>
          <table:table-cell table:style-name="ce47" table:formula="of:=COUNTIF([.AO10:.AO17];&quot;&gt;0&quot;)" office:value-type="float" office:value="0">
            <text:p>0</text:p>
          </table:table-cell>
          <table:table-cell table:style-name="ce47" table:formula="of:=COUNTIF([.AP10:.AP17];&quot;&gt;0&quot;)" office:value-type="float" office:value="0">
            <text:p>0</text:p>
          </table:table-cell>
          <table:table-cell table:style-name="ce47" table:formula="of:=COUNTIF([.AQ10:.AQ17];&quot;&gt;0&quot;)" office:value-type="float" office:value="0">
            <text:p>0</text:p>
          </table:table-cell>
          <table:table-cell table:style-name="ce47" table:formula="of:=COUNTIF([.AR10:.AR17];&quot;&gt;0&quot;)" office:value-type="float" office:value="0">
            <text:p>0</text:p>
          </table:table-cell>
          <table:table-cell table:style-name="ce47" table:formula="of:=COUNTIF([.AS10:.AS17];&quot;&gt;0&quot;)" office:value-type="float" office:value="0">
            <text:p>0</text:p>
          </table:table-cell>
          <table:table-cell table:style-name="ce47" table:formula="of:=COUNTIF([.AT10:.AT17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7"/>
          <table:table-cell table:style-name="ce8"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17])" office:value-type="float" office:value="38">
            <text:p>38</text:p>
          </table:table-cell>
          <table:table-cell table:style-name="ce48" table:formula="of:=SUM([.K10:.K17])" office:value-type="float" office:value="35">
            <text:p>35</text:p>
          </table:table-cell>
          <table:table-cell table:style-name="ce48" table:formula="of:=SUM([.L10:.L17])" office:value-type="float" office:value="35">
            <text:p>35</text:p>
          </table:table-cell>
          <table:table-cell table:style-name="ce48" table:formula="of:=SUM([.M10:.M17])" office:value-type="float" office:value="35">
            <text:p>35</text:p>
          </table:table-cell>
          <table:table-cell table:style-name="ce48" table:formula="of:=SUM([.N10:.N17])" office:value-type="float" office:value="35">
            <text:p>35</text:p>
          </table:table-cell>
          <table:table-cell table:style-name="ce48" table:formula="of:=SUM([.O10:.O17])" office:value-type="float" office:value="35">
            <text:p>35</text:p>
          </table:table-cell>
          <table:table-cell table:style-name="ce48" table:formula="of:=SUM([.P10:.P17])" office:value-type="float" office:value="31">
            <text:p>31</text:p>
          </table:table-cell>
          <table:table-cell table:style-name="ce48" table:formula="of:=SUM([.Q10:.Q17])" office:value-type="float" office:value="29">
            <text:p>29</text:p>
          </table:table-cell>
          <table:table-cell table:style-name="ce48" table:formula="of:=SUM([.R10:.R17])" office:value-type="float" office:value="0">
            <text:p>0</text:p>
          </table:table-cell>
          <table:table-cell table:style-name="ce48" table:formula="of:=SUM([.S10:.S17])" office:value-type="float" office:value="0">
            <text:p>0</text:p>
          </table:table-cell>
          <table:table-cell table:style-name="ce48" table:formula="of:=SUM([.T10:.T17])" office:value-type="float" office:value="0">
            <text:p>0</text:p>
          </table:table-cell>
          <table:table-cell table:style-name="ce48" table:formula="of:=SUM([.U10:.U17])" office:value-type="float" office:value="0">
            <text:p>0</text:p>
          </table:table-cell>
          <table:table-cell table:style-name="ce48" table:formula="of:=SUM([.V10:.V17])" office:value-type="float" office:value="0">
            <text:p>0</text:p>
          </table:table-cell>
          <table:table-cell table:style-name="ce48" table:formula="of:=SUM([.W10:.W17])" office:value-type="float" office:value="0">
            <text:p>0</text:p>
          </table:table-cell>
          <table:table-cell table:style-name="ce48" table:formula="of:=SUM([.X10:.X17])" office:value-type="float" office:value="0">
            <text:p>0</text:p>
          </table:table-cell>
          <table:table-cell table:style-name="ce48" table:formula="of:=SUM([.Y10:.Y17])" office:value-type="float" office:value="0">
            <text:p>0</text:p>
          </table:table-cell>
          <table:table-cell table:style-name="ce48" table:formula="of:=SUM([.Z10:.Z17])" office:value-type="float" office:value="0">
            <text:p>0</text:p>
          </table:table-cell>
          <table:table-cell table:style-name="ce48" table:formula="of:=SUM([.AA10:.AA17])" office:value-type="float" office:value="0">
            <text:p>0</text:p>
          </table:table-cell>
          <table:table-cell table:style-name="ce48" table:formula="of:=SUM([.AB10:.AB17])" office:value-type="float" office:value="0">
            <text:p>0</text:p>
          </table:table-cell>
          <table:table-cell table:style-name="ce48" table:formula="of:=SUM([.AC10:.AC17])" office:value-type="float" office:value="0">
            <text:p>0</text:p>
          </table:table-cell>
          <table:table-cell table:style-name="ce48" table:formula="of:=SUM([.AD10:.AD17])" office:value-type="float" office:value="0">
            <text:p>0</text:p>
          </table:table-cell>
          <table:table-cell table:style-name="ce48" table:formula="of:=SUM([.AE10:.AE17])" office:value-type="float" office:value="0">
            <text:p>0</text:p>
          </table:table-cell>
          <table:table-cell table:style-name="ce48" table:formula="of:=SUM([.AF10:.AF17])" office:value-type="float" office:value="0">
            <text:p>0</text:p>
          </table:table-cell>
          <table:table-cell table:style-name="ce48" table:formula="of:=SUM([.AG10:.AG17])" office:value-type="float" office:value="0">
            <text:p>0</text:p>
          </table:table-cell>
          <table:table-cell table:style-name="ce48" table:formula="of:=SUM([.AH10:.AH17])" office:value-type="float" office:value="0">
            <text:p>0</text:p>
          </table:table-cell>
          <table:table-cell table:style-name="ce48" table:formula="of:=SUM([.AI10:.AI17])" office:value-type="float" office:value="0">
            <text:p>0</text:p>
          </table:table-cell>
          <table:table-cell table:style-name="ce48" table:formula="of:=SUM([.AJ10:.AJ17])" office:value-type="float" office:value="0">
            <text:p>0</text:p>
          </table:table-cell>
          <table:table-cell table:style-name="ce48" table:formula="of:=SUM([.AK10:.AK17])" office:value-type="float" office:value="0">
            <text:p>0</text:p>
          </table:table-cell>
          <table:table-cell table:style-name="ce48" table:formula="of:=SUM([.AL10:.AL17])" office:value-type="float" office:value="0">
            <text:p>0</text:p>
          </table:table-cell>
          <table:table-cell table:style-name="ce48" table:formula="of:=SUM([.AM10:.AM17])" office:value-type="float" office:value="0">
            <text:p>0</text:p>
          </table:table-cell>
          <table:table-cell table:style-name="ce48" table:formula="of:=SUM([.AN10:.AN17])" office:value-type="float" office:value="0">
            <text:p>0</text:p>
          </table:table-cell>
          <table:table-cell table:style-name="ce48" table:formula="of:=SUM([.AO10:.AO17])" office:value-type="float" office:value="0">
            <text:p>0</text:p>
          </table:table-cell>
          <table:table-cell table:style-name="ce48" table:formula="of:=SUM([.AP10:.AP17])" office:value-type="float" office:value="0">
            <text:p>0</text:p>
          </table:table-cell>
          <table:table-cell table:style-name="ce48" table:formula="of:=SUM([.AQ10:.AQ17])" office:value-type="float" office:value="0">
            <text:p>0</text:p>
          </table:table-cell>
          <table:table-cell table:style-name="ce48" table:formula="of:=SUM([.AR10:.AR17])" office:value-type="float" office:value="0">
            <text:p>0</text:p>
          </table:table-cell>
          <table:table-cell table:style-name="ce48" table:formula="of:=SUM([.AS10:.AS17])" office:value-type="float" office:value="0">
            <text:p>0</text:p>
          </table:table-cell>
          <table:table-cell table:style-name="ce48" table:formula="of:=SUM([.AT10:.AT17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9" office:value-type="string" table:number-columns-spanned="37" table:number-rows-spanned="2">
            <text:p>Esfuerzo</text:p>
          </table:table-cell>
          <table:covered-table-cell table:number-columns-repeated="28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2" office:value-type="string" table:number-columns-spanned="2" table:number-rows-spanned="1">
            <text:p>Tarea</text:p>
          </table:table-cell>
          <table:covered-table-cell table:style-name="ce35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ce36"/>
          <table:table-cell table:style-name="ce38" office:value-type="string" table:number-columns-spanned="2" table:number-rows-spanned="1">
            <text:p>Configuración de zona, laboratorio y examen final en asignación de curso a pensum</text:p>
          </table:table-cell>
          <table:covered-table-cell table:style-name="ce36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3">
            <text:p>3</text:p>
          </table:table-cell>
          <table:table-cell table:number-columns-repeated="7" table:style-name="ce51" office:value-type="float" office:value="0">
            <text:p>0</text:p>
          </table:table-cell>
          <table:table-cell table:style-name="ce51" table:number-columns-repeated="29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9" office:value-type="string" table:number-columns-spanned="2" table:number-rows-spanned="1">
            <text:p>Validación en el ingreso de notas en base a la configuración de la asignación del curso al pensum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1" office:value-type="float" office:value="4">
            <text:p>4</text:p>
          </table:table-cell>
          <table:table-cell table:style-name="ce51" table:number-columns-repeated="29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Asignación de catedrático a curso en un horario específico 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6" table:style-name="ce51" office:value-type="float" office:value="4">
            <text:p>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table:number-columns-repeated="29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Consulta y desasignación de asignación de horarios a catedrátic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7"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1" table:number-columns-repeated="29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Control de pagos</text:p>
          </table:table-cell>
          <table:covered-table-cell/>
          <table:table-cell table:style-name="ce38" office:value-type="string" table:number-columns-spanned="2" table:number-rows-spanned="1">
            <text:p>Creación de Caso de Uso y diagrama de secuencias para la generación de boletas de pago y validación de pagos existentes</text:p>
          </table:table-cell>
          <table:covered-table-cell/>
          <table:table-cell table:style-name="ce33" table:content-validation-name="val1" office:value-type="string">
            <text:p>Análisis y Diseño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1" office:value-type="float" office:value="4">
            <text:p>4</text:p>
          </table:table-cell>
          <table:table-cell table:style-name="ce51" table:number-columns-repeated="29"/>
          <table:table-cell table:style-name="ce8" table:number-columns-repeated="16"/>
          <table:table-cell table:number-columns-repeated="962"/>
        </table:table-row>
        <table:table-row table:style-name="ro13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Generación de boleta de pag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1" office:value-type="float" office:value="8">
            <text:p>8</text:p>
          </table:table-cell>
          <table:table-cell table:style-name="ce51" table:number-columns-repeated="29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Validación en línea de pago de boleta en asignación de vacaciones y retrasadas</text:p>
          </table:table-cell>
          <table:covered-table-cell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1" office:value-type="float" office:value="8">
            <text:p>8</text:p>
          </table:table-cell>
          <table:table-cell table:style-name="ce55"/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/>
          <table:table-cell table:style-name="ce38" office:value-type="string" table:number-columns-spanned="2" table:number-rows-spanned="1">
            <text:p>Documentación interna para generar Java Doc</text:p>
          </table:table-cell>
          <table:covered-table-cell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1" office:value-type="float" office:value="3">
            <text:p>3</text:p>
          </table:table-cell>
          <table:table-cell table:style-name="ce51" table:number-columns-repeated="29"/>
          <table:table-cell table:style-name="ce8" table:number-columns-repeated="16"/>
          <table:table-cell table:number-columns-repeated="962"/>
        </table:table-row>
        <table:table-row table:style-name="ro14">
          <table:table-cell/>
          <table:table-cell table:style-name="ce8" table:number-columns-repeated="8"/>
          <table:table-cell table:style-name="ce52" table:formula="of:=[.J5]" office:value-type="date" office:date-value="2011-06-20">
            <text:p>20/jun</text:p>
          </table:table-cell>
          <table:table-cell table:style-name="ce52" table:formula="of:=[.K5]" office:value-type="date" office:date-value="2011-06-21">
            <text:p>21/jun</text:p>
          </table:table-cell>
          <table:table-cell table:style-name="ce52" table:formula="of:=[.L5]" office:value-type="date" office:date-value="2011-06-22">
            <text:p>22/jun</text:p>
          </table:table-cell>
          <table:table-cell table:style-name="ce52" table:formula="of:=[.M5]" office:value-type="date" office:date-value="2011-06-23">
            <text:p>23/jun</text:p>
          </table:table-cell>
          <table:table-cell table:style-name="ce52" table:formula="of:=[.N5]" office:value-type="date" office:date-value="2011-06-24">
            <text:p>24/jun</text:p>
          </table:table-cell>
          <table:table-cell table:style-name="ce52" table:formula="of:=[.O5]" office:value-type="date" office:date-value="2011-06-25">
            <text:p>25/jun</text:p>
          </table:table-cell>
          <table:table-cell table:style-name="ce52" table:formula="of:=[.P5]" office:value-type="date" office:date-value="2011-06-26">
            <text:p>26/jun</text:p>
          </table:table-cell>
          <table:table-cell table:style-name="ce52" table:formula="of:=[.Q5]" office:value-type="date" office:date-value="2011-06-27">
            <text:p>27/jun</text:p>
          </table:table-cell>
          <table:table-cell table:style-name="ce52" table:formula="of:=[.R5]" office:value-type="date" office:date-value="2011-06-28">
            <text:p>28/jun</text:p>
          </table:table-cell>
          <table:table-cell table:style-name="ce52" table:formula="of:=[.S5]" office:value-type="date" office:date-value="2011-06-29">
            <text:p>29/jun</text:p>
          </table:table-cell>
          <table:table-cell table:style-name="ce52" table:formula="of:=[.T5]" office:value-type="date" office:date-value="2011-06-30">
            <text:p>30/jun</text:p>
          </table:table-cell>
          <table:table-cell table:style-name="ce52" table:formula="of:=[.U5]" office:value-type="date" office:date-value="2011-07-01">
            <text:p>01/jul</text:p>
          </table:table-cell>
          <table:table-cell table:style-name="ce52" table:formula="of:=[.V5]" office:value-type="date" office:date-value="2011-07-02">
            <text:p>02/jul</text:p>
          </table:table-cell>
          <table:table-cell table:style-name="ce52" table:formula="of:=[.W5]" office:value-type="date" office:date-value="2011-07-03">
            <text:p>03/jul</text:p>
          </table:table-cell>
          <table:table-cell table:style-name="ce52" table:formula="of:=[.X5]" office:value-type="date" office:date-value="2011-07-04">
            <text:p>04/jul</text:p>
          </table:table-cell>
          <table:table-cell table:style-name="ce52" table:formula="of:=[.Y5]" office:value-type="date" office:date-value="2011-07-05">
            <text:p>05/jul</text:p>
          </table:table-cell>
          <table:table-cell table:style-name="ce52" table:formula="of:=[.Z5]" office:value-type="date" office:date-value="2011-07-06">
            <text:p>06/jul</text:p>
          </table:table-cell>
          <table:table-cell table:style-name="ce52" table:formula="of:=[.AA5]" office:value-type="date" office:date-value="2011-07-07">
            <text:p>07/jul</text:p>
          </table:table-cell>
          <table:table-cell table:style-name="ce52" table:formula="of:=[.AB5]" office:value-type="date" office:date-value="2011-07-08">
            <text:p>08/jul</text:p>
          </table:table-cell>
          <table:table-cell table:style-name="ce52" table:formula="of:=[.AC5]" office:value-type="date" office:date-value="2011-07-09">
            <text:p>09/jul</text:p>
          </table:table-cell>
          <table:table-cell table:style-name="ce52" table:formula="of:=[.AD5]" office:value-type="date" office:date-value="2011-07-10">
            <text:p>10/jul</text:p>
          </table:table-cell>
          <table:table-cell table:style-name="ce52" table:formula="of:=[.AE5]" office:value-type="date" office:date-value="2011-07-11">
            <text:p>11/jul</text:p>
          </table:table-cell>
          <table:table-cell table:style-name="ce52" table:formula="of:=[.AF5]" office:value-type="date" office:date-value="2011-07-12">
            <text:p>12/jul</text:p>
          </table:table-cell>
          <table:table-cell table:style-name="ce52" table:formula="of:=[.AG5]" office:value-type="date" office:date-value="2011-07-13">
            <text:p>13/jul</text:p>
          </table:table-cell>
          <table:table-cell table:style-name="ce52" table:formula="of:=[.AH5]" office:value-type="date" office:date-value="2011-07-14">
            <text:p>14/jul</text:p>
          </table:table-cell>
          <table:table-cell table:style-name="ce52" table:formula="of:=[.AI5]" office:value-type="date" office:date-value="2011-07-15">
            <text:p>15/jul</text:p>
          </table:table-cell>
          <table:table-cell table:style-name="ce52" table:formula="of:=[.AJ5]" office:value-type="date" office:date-value="2011-07-16">
            <text:p>16/jul</text:p>
          </table:table-cell>
          <table:table-cell table:style-name="ce52" table:formula="of:=[.AK5]" office:value-type="date" office:date-value="2011-07-17">
            <text:p>17/jul</text:p>
          </table:table-cell>
          <table:table-cell table:style-name="ce52" table:formula="of:=[.AL5]" office:value-type="date" office:date-value="2011-07-18">
            <text:p>18/jul</text:p>
          </table:table-cell>
          <table:table-cell table:style-name="ce52" table:formula="of:=[.AM5]" office:value-type="date" office:date-value="2011-07-19">
            <text:p>19/jul</text:p>
          </table:table-cell>
          <table:table-cell table:style-name="ce52" table:formula="of:=[.AN5]" office:value-type="date" office:date-value="2011-07-20">
            <text:p>20/jul</text:p>
          </table:table-cell>
          <table:table-cell table:style-name="ce52" table:formula="of:=[.AO5]" office:value-type="date" office:date-value="2011-07-21">
            <text:p>21/jul</text:p>
          </table:table-cell>
          <table:table-cell table:style-name="ce52" table:formula="of:=[.AP5]" office:value-type="date" office:date-value="2011-07-22">
            <text:p>22/jul</text:p>
          </table:table-cell>
          <table:table-cell table:style-name="ce52" table:formula="of:=[.AQ5]" office:value-type="date" office:date-value="2011-07-23">
            <text:p>23/jul</text:p>
          </table:table-cell>
          <table:table-cell table:style-name="ce52" table:formula="of:=[.AR5]" office:value-type="date" office:date-value="2011-07-24">
            <text:p>24/jul</text:p>
          </table:table-cell>
          <table:table-cell table:style-name="ce52" table:formula="of:=[.AS5]" office:value-type="date" office:date-value="2011-07-25">
            <text:p>25/jul</text:p>
          </table:table-cell>
          <table:table-cell table:style-name="ce52" table:formula="of:=[.AT5]" office:value-type="date" office:date-value="2011-07-26">
            <text:p>26/jul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17];[.I19];[.J10:.J17])" office:value-type="float" office:value="38">
            <text:p>38</text:p>
          </table:table-cell>
          <table:table-cell table:style-name="ce43" table:formula="of:=SUMIF([.I10:.I17];[.I19];[.K10:.K17])" office:value-type="float" office:value="35">
            <text:p>35</text:p>
          </table:table-cell>
          <table:table-cell table:style-name="ce43" table:formula="of:=SUMIF([.I10:.I17];[.I19];[.L10:.L17])" office:value-type="float" office:value="35">
            <text:p>35</text:p>
          </table:table-cell>
          <table:table-cell table:style-name="ce43" table:formula="of:=SUMIF([.I10:.I17];[.I19];[.M10:.M17])" office:value-type="float" office:value="35">
            <text:p>35</text:p>
          </table:table-cell>
          <table:table-cell table:style-name="ce43" table:formula="of:=SUMIF([.I10:.I17];[.I19];[.N10:.N17])" office:value-type="float" office:value="35">
            <text:p>35</text:p>
          </table:table-cell>
          <table:table-cell table:style-name="ce43" table:formula="of:=SUMIF([.I10:.I17];[.I19];[.O10:.O17])" office:value-type="float" office:value="35">
            <text:p>35</text:p>
          </table:table-cell>
          <table:table-cell table:style-name="ce43" table:formula="of:=SUMIF([.I10:.I17];[.I19];[.P10:.P17])" office:value-type="float" office:value="31">
            <text:p>31</text:p>
          </table:table-cell>
          <table:table-cell table:style-name="ce43" table:formula="of:=SUMIF([.I10:.I17];[.I19];[.Q10:.Q17])" office:value-type="float" office:value="29">
            <text:p>29</text:p>
          </table:table-cell>
          <table:table-cell table:style-name="ce43" table:formula="of:=SUMIF([.I10:.I17];[.I19];[.R10:.R17])" office:value-type="float" office:value="0">
            <text:p>0</text:p>
          </table:table-cell>
          <table:table-cell table:style-name="ce43" table:formula="of:=SUMIF([.I10:.I17];[.I19];[.S10:.S17])" office:value-type="float" office:value="0">
            <text:p>0</text:p>
          </table:table-cell>
          <table:table-cell table:style-name="ce43" table:formula="of:=SUMIF([.I10:.I17];[.I19];[.T10:.T17])" office:value-type="float" office:value="0">
            <text:p>0</text:p>
          </table:table-cell>
          <table:table-cell table:style-name="ce43" table:formula="of:=SUMIF([.I10:.I17];[.I19];[.U10:.U17])" office:value-type="float" office:value="0">
            <text:p>0</text:p>
          </table:table-cell>
          <table:table-cell table:style-name="ce43" table:formula="of:=SUMIF([.I10:.I17];[.I19];[.V10:.V17])" office:value-type="float" office:value="0">
            <text:p>0</text:p>
          </table:table-cell>
          <table:table-cell table:style-name="ce43" table:formula="of:=SUMIF([.I10:.I17];[.I19];[.W10:.W17])" office:value-type="float" office:value="0">
            <text:p>0</text:p>
          </table:table-cell>
          <table:table-cell table:style-name="ce43" table:formula="of:=SUMIF([.I10:.I17];[.I19];[.X10:.X17])" office:value-type="float" office:value="0">
            <text:p>0</text:p>
          </table:table-cell>
          <table:table-cell table:style-name="ce43" table:formula="of:=SUMIF([.I10:.I17];[.I19];[.Y10:.Y17])" office:value-type="float" office:value="0">
            <text:p>0</text:p>
          </table:table-cell>
          <table:table-cell table:style-name="ce43" table:formula="of:=SUMIF([.I10:.I17];[.I19];[.Z10:.Z17])" office:value-type="float" office:value="0">
            <text:p>0</text:p>
          </table:table-cell>
          <table:table-cell table:style-name="ce43" table:formula="of:=SUMIF([.I10:.I17];[.I19];[.AA10:.AA17])" office:value-type="float" office:value="0">
            <text:p>0</text:p>
          </table:table-cell>
          <table:table-cell table:style-name="ce43" table:formula="of:=SUMIF([.I10:.I17];[.I19];[.AB10:.AB17])" office:value-type="float" office:value="0">
            <text:p>0</text:p>
          </table:table-cell>
          <table:table-cell table:style-name="ce43" table:formula="of:=SUMIF([.I10:.I17];[.I19];[.AC10:.AC17])" office:value-type="float" office:value="0">
            <text:p>0</text:p>
          </table:table-cell>
          <table:table-cell table:style-name="ce43" table:formula="of:=SUMIF([.I10:.I17];[.I19];[.AD10:.AD17])" office:value-type="float" office:value="0">
            <text:p>0</text:p>
          </table:table-cell>
          <table:table-cell table:style-name="ce43" table:formula="of:=SUMIF([.L10:.L17];[.L19];[.AE10:.AE17])" office:value-type="float" office:value="0">
            <text:p>0</text:p>
          </table:table-cell>
          <table:table-cell table:style-name="ce43" table:formula="of:=SUMIF([.I10:.I10];[.I19];[.AF10:.AF10])" office:value-type="float" office:value="0">
            <text:p>0</text:p>
          </table:table-cell>
          <table:table-cell table:style-name="ce43" table:formula="of:=SUMIF([.I10:.I10];[.I19];[.AG10:.AG10])" office:value-type="float" office:value="0">
            <text:p>0</text:p>
          </table:table-cell>
          <table:table-cell table:style-name="ce43" table:formula="of:=SUMIF([.I10:.I10];[.I19];[.AH10:.AH10])" office:value-type="float" office:value="0">
            <text:p>0</text:p>
          </table:table-cell>
          <table:table-cell table:style-name="ce43" table:formula="of:=SUMIF([.J10:.J10];[.J19];[.AI10:.AI10])" office:value-type="float" office:value="0">
            <text:p>0</text:p>
          </table:table-cell>
          <table:table-cell table:style-name="ce43" table:formula="of:=SUMIF([.K10:.K10];[.K19];[.AJ10:.AJ10])" office:value-type="float" office:value="0">
            <text:p>0</text:p>
          </table:table-cell>
          <table:table-cell table:style-name="ce43" table:formula="of:=SUMIF([.L10:.L10];[.L19];[.AK10:.AK10])" office:value-type="float" office:value="0">
            <text:p>0</text:p>
          </table:table-cell>
          <table:table-cell table:style-name="ce43" table:formula="of:=SUMIF([.M10:.M10];[.M19];[.AL10:.AL10])" office:value-type="float" office:value="0">
            <text:p>0</text:p>
          </table:table-cell>
          <table:table-cell table:style-name="ce43" table:formula="of:=SUMIF([.N10:.N10];[.N19];[.AM10:.AM10])" office:value-type="float" office:value="0">
            <text:p>0</text:p>
          </table:table-cell>
          <table:table-cell table:style-name="ce43" table:formula="of:=SUMIF([.O10:.O10];[.O19];[.AN10:.AN10])" office:value-type="float" office:value="0">
            <text:p>0</text:p>
          </table:table-cell>
          <table:table-cell table:style-name="ce43" table:formula="of:=SUMIF([.P10:.P10];[.P19];[.AO10:.AO10])" office:value-type="float" office:value="0">
            <text:p>0</text:p>
          </table:table-cell>
          <table:table-cell table:style-name="ce43" table:formula="of:=SUMIF([.Q10:.Q10];[.Q19];[.AP10:.AP10])" office:value-type="float" office:value="0">
            <text:p>0</text:p>
          </table:table-cell>
          <table:table-cell table:style-name="ce43" table:formula="of:=SUMIF([.R10:.R10];[.R19];[.AQ10:.AQ10])" office:value-type="float" office:value="0">
            <text:p>0</text:p>
          </table:table-cell>
          <table:table-cell table:style-name="ce43" table:formula="of:=SUMIF([.S10:.S10];[.S19];[.AR10:.AR10])" office:value-type="float" office:value="0">
            <text:p>0</text:p>
          </table:table-cell>
          <table:table-cell table:style-name="ce43" table:formula="of:=SUMIF([.T10:.T10];[.T19];[.AS10:.AS10])" office:value-type="float" office:value="0">
            <text:p>0</text:p>
          </table:table-cell>
          <table:table-cell table:style-name="ce43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5"/>
          <table:table-cell table:style-name="ce43" table:formula="of:=SUMIF([.I10:.I10];[.I20];[.J10:.J10])" office:value-type="float" office:value="0">
            <text:p>0</text:p>
          </table:table-cell>
          <table:table-cell table:style-name="ce43" table:formula="of:=SUMIF([.I10:.I10];[.I20];[.K10:.K10])" office:value-type="float" office:value="0">
            <text:p>0</text:p>
          </table:table-cell>
          <table:table-cell table:style-name="ce43" table:formula="of:=SUMIF([.I10:.I10];[.I20];[.L10:.L10])" office:value-type="float" office:value="0">
            <text:p>0</text:p>
          </table:table-cell>
          <table:table-cell table:style-name="ce43" table:formula="of:=SUMIF([.I10:.I10];[.I20];[.M10:.M10])" office:value-type="float" office:value="0">
            <text:p>0</text:p>
          </table:table-cell>
          <table:table-cell table:style-name="ce43" table:formula="of:=SUMIF([.I10:.I10];[.I20];[.N10:.N10])" office:value-type="float" office:value="0">
            <text:p>0</text:p>
          </table:table-cell>
          <table:table-cell table:style-name="ce43" table:formula="of:=SUMIF([.I10:.I10];[.I20];[.O10:.O10])" office:value-type="float" office:value="0">
            <text:p>0</text:p>
          </table:table-cell>
          <table:table-cell table:style-name="ce43" table:formula="of:=SUMIF([.I10:.I10];[.I20];[.P10:.P10])" office:value-type="float" office:value="0">
            <text:p>0</text:p>
          </table:table-cell>
          <table:table-cell table:style-name="ce43" table:formula="of:=SUMIF([.I10:.I10];[.I20];[.Q10:.Q10])" office:value-type="float" office:value="0">
            <text:p>0</text:p>
          </table:table-cell>
          <table:table-cell table:style-name="ce43" table:formula="of:=SUMIF([.I10:.I10];[.I20];[.R10:.R10])" office:value-type="float" office:value="0">
            <text:p>0</text:p>
          </table:table-cell>
          <table:table-cell table:style-name="ce43" table:formula="of:=SUMIF([.I10:.I10];[.I20];[.S10:.S10])" office:value-type="float" office:value="0">
            <text:p>0</text:p>
          </table:table-cell>
          <table:table-cell table:style-name="ce43" table:formula="of:=SUMIF([.I10:.I10];[.I20];[.T10:.T10])" office:value-type="float" office:value="0">
            <text:p>0</text:p>
          </table:table-cell>
          <table:table-cell table:style-name="ce43" table:formula="of:=SUMIF([.I10:.I10];[.I20];[.U10:.U10])" office:value-type="float" office:value="0">
            <text:p>0</text:p>
          </table:table-cell>
          <table:table-cell table:style-name="ce43" table:formula="of:=SUMIF([.I10:.I10];[.I20];[.V10:.V10])" office:value-type="float" office:value="0">
            <text:p>0</text:p>
          </table:table-cell>
          <table:table-cell table:style-name="ce43" table:formula="of:=SUMIF([.I10:.I10];[.I20];[.W10:.W10])" office:value-type="float" office:value="0">
            <text:p>0</text:p>
          </table:table-cell>
          <table:table-cell table:style-name="ce43" table:formula="of:=SUMIF([.I10:.I10];[.I20];[.X10:.X10])" office:value-type="float" office:value="0">
            <text:p>0</text:p>
          </table:table-cell>
          <table:table-cell table:style-name="ce43" table:formula="of:=SUMIF([.I10:.I10];[.I20];[.Y10:.Y10])" office:value-type="float" office:value="0">
            <text:p>0</text:p>
          </table:table-cell>
          <table:table-cell table:style-name="ce43" table:formula="of:=SUMIF([.I10:.I10];[.I20];[.Z10:.Z10])" office:value-type="float" office:value="0">
            <text:p>0</text:p>
          </table:table-cell>
          <table:table-cell table:style-name="ce43" table:formula="of:=SUMIF([.I10:.I10];[.I20];[.AA10:.AA10])" office:value-type="float" office:value="0">
            <text:p>0</text:p>
          </table:table-cell>
          <table:table-cell table:style-name="ce56" table:formula="of:=SUMIF([.I10:.I10];[.I20];[.AB10:.AB10])" office:value-type="float" office:value="0">
            <text:p>0</text:p>
          </table:table-cell>
          <table:table-cell table:style-name="ce43" table:formula="of:=SUMIF([.I10:.I10];[.I20];[.AC10:.AC10])" office:value-type="float" office:value="0">
            <text:p>0</text:p>
          </table:table-cell>
          <table:table-cell table:style-name="ce43" table:formula="of:=SUMIF([.I10:.I10];[.I20];[.AD10:.AD10])" office:value-type="float" office:value="0">
            <text:p>0</text:p>
          </table:table-cell>
          <table:table-cell table:style-name="ce43" table:formula="of:=SUMIF([.I10:.I10];[.I20];[.AE10:.AE10])" office:value-type="float" office:value="0">
            <text:p>0</text:p>
          </table:table-cell>
          <table:table-cell table:style-name="ce43" table:formula="of:=SUMIF([.I10:.I10];[.I20];[.AF10:.AF10])" office:value-type="float" office:value="0">
            <text:p>0</text:p>
          </table:table-cell>
          <table:table-cell table:style-name="ce43" table:formula="of:=SUMIF([.I10:.I10];[.I20];[.AG10:.AG10])" office:value-type="float" office:value="0">
            <text:p>0</text:p>
          </table:table-cell>
          <table:table-cell table:style-name="ce43" table:formula="of:=SUMIF([.I10:.I10];[.I20];[.AH10:.AH10])" office:value-type="float" office:value="0">
            <text:p>0</text:p>
          </table:table-cell>
          <table:table-cell table:style-name="ce43" table:formula="of:=SUMIF([.J10:.J10];[.J20];[.AI10:.AI10])" office:value-type="float" office:value="0">
            <text:p>0</text:p>
          </table:table-cell>
          <table:table-cell table:style-name="ce43" table:formula="of:=SUMIF([.K10:.K10];[.K20];[.AJ10:.AJ10])" office:value-type="float" office:value="0">
            <text:p>0</text:p>
          </table:table-cell>
          <table:table-cell table:style-name="ce43" table:formula="of:=SUMIF([.L10:.L10];[.L20];[.AK10:.AK10])" office:value-type="float" office:value="0">
            <text:p>0</text:p>
          </table:table-cell>
          <table:table-cell table:style-name="ce43" table:formula="of:=SUMIF([.M10:.M10];[.M20];[.AL10:.AL10])" office:value-type="float" office:value="0">
            <text:p>0</text:p>
          </table:table-cell>
          <table:table-cell table:style-name="ce43" table:formula="of:=SUMIF([.N10:.N10];[.N20];[.AM10:.AM10])" office:value-type="float" office:value="0">
            <text:p>0</text:p>
          </table:table-cell>
          <table:table-cell table:style-name="ce43" table:formula="of:=SUMIF([.O10:.O10];[.O20];[.AN10:.AN10])" office:value-type="float" office:value="0">
            <text:p>0</text:p>
          </table:table-cell>
          <table:table-cell table:style-name="ce43" table:formula="of:=SUMIF([.P10:.P10];[.P20];[.AO10:.AO10])" office:value-type="float" office:value="0">
            <text:p>0</text:p>
          </table:table-cell>
          <table:table-cell table:style-name="ce43" table:formula="of:=SUMIF([.Q10:.Q10];[.Q20];[.AP10:.AP10])" office:value-type="float" office:value="0">
            <text:p>0</text:p>
          </table:table-cell>
          <table:table-cell table:style-name="ce43" table:formula="of:=SUMIF([.R10:.R10];[.R20];[.AQ10:.AQ10])" office:value-type="float" office:value="0">
            <text:p>0</text:p>
          </table:table-cell>
          <table:table-cell table:style-name="ce43" table:formula="of:=SUMIF([.S10:.S10];[.S20];[.AR10:.AR10])" office:value-type="float" office:value="0">
            <text:p>0</text:p>
          </table:table-cell>
          <table:table-cell table:style-name="ce43" table:formula="of:=SUMIF([.T10:.T10];[.T20];[.AS10:.AS10])" office:value-type="float" office:value="0">
            <text:p>0</text:p>
          </table:table-cell>
          <table:table-cell table:style-name="ce43" table:formula="of:=SUMIF([.U10:.U10];[.U20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4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12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32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42cm">
            <draw:object draw:notify-on-update-of-ranges="Sprint.J18:Sprint.AH18 Sprint.I19:Sprint.I19 Sprint.J19:Sprint.AH19 Sprint.I20:Sprint.I20 Sprint.J20:Sprint.AH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7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4">
            <text:p>14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8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/06/2011</text:date>, <text:time>14:34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6-27T14:34:33.29</dc:date>
    <meta:generator>OpenOffice.org/3.3$Win32 OpenOffice.org_project/330m20$Build-9567</meta:generator>
    <meta:editing-duration>P1DT22H23M30S</meta:editing-duration>
    <meta:editing-cycles>121</meta:editing-cycles>
    <meta:document-statistic meta:table-count="4" meta:cell-count="4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672cm" svg:y="2.485cm" svg:width="35.251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print.J6:Sprint.AH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I18:Sprint.AH20" chart:data-source-has-labels="both" svg:x="2.129cm" svg:y="2.246cm" svg:width="36.272cm" svg:height="7.323cm">
          <chartooo:coordinate-region svg:x="2.856cm" svg:y="2.485cm" svg:width="35.067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8:Sprint.AH18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9:Sprint.AH19" chart:label-cell-address="Sprint.I19:Sprint.I19" chart:class="chart:line">
            <chart:data-point chart:repeated="25"/>
          </chart:series>
          <chart:series chart:style-name="ch10" chart:values-cell-range-address="Sprint.J20:Sprint.AH20" chart:label-cell-address="Sprint.I20:Sprint.I20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18:Sprint.AH18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9:Sprint.I19</svg:desc>
                </draw:g>
              </table:table-cell>
              <table:table-cell office:value-type="float" office:value="38">
                <text:p>38</text:p>
                <draw:g>
                  <svg:desc>Sprint.J19:Sprint.AH19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0:Sprint.I20</svg:desc>
                </draw:g>
              </table:table-cell>
              <table:table-cell office:value-type="float" office:value="0">
                <text:p>0</text:p>
                <draw:g>
                  <svg:desc>Sprint.J20:Sprint.AH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5.067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Sprint.J7:Sprint.AH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